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CALMING OF THE STORM (8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THE CALMING OF THE STORM (8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llustrations related by Jesus (8:4-18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Illustrations related by Jesus (8:4-18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arable of the sower, seed, and soil (8:4-1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The parable of the sower, seed, and soil (8:4-15)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Information in this parable (8:4-8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Information in this parable (8:4-8):<text:s text:c="1"/></text:span><text:span text:style-name="a472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oadside soil (8:4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hallow, rocky soil (8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orn-infested soil (8: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ertile soil (8:8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parable of the sower, seed, and soil (8:4-15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Information in this parable (8:4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nterpretation of this parable (8:11-1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Interpretation of this parable (8:11-15)<text:s text:c="1"/></text:span><text:span text:style-name="a508" text:class-names=""/></text:p>
          </draw:text-box>
          <svg:title/>
          <svg:desc/>
        </draw:frame>
        <draw:frame draw:id="id96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Roadside soil (8:11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Shallow, rocky soil (8:1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orn-infested soil (8:1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Fertile soil (8:1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8" draw:style-name="a527" draw:master-page-name="Master1-Layout12-tx-Title-and-Text" presentation:presentation-page-layout-name="Master1-PPL12" draw:id="Slide-263">
        <draw:frame draw:id="id97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parable of the sower, seed, and soil (8:4-15)<text:s text:c="1"/></text:span><text:span text:style-name="a529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Information in this parable (8:4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Interpretation of this parable (8:11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intention behind this parable (8:9-10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intention behind this parable (8:9-10)<text:s text:c="1"/></text:span><text:span text:style-name="a547" text:class-names=""/></text:p>
          </draw:text-box>
          <svg:title/>
          <svg:desc/>
        </draw:frame>
        <draw:frame draw:id="id100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o enlighten the hearts of the sincere (8:9-10a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o darken the hearts of the insincere (8:10b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parable of the sower, seed, and soil (8:4-15)<text:s text:c="1"/></text:span><text:span text:style-name="a562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Information in this parable (8:4-8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Interpretation of this parable (8:11-15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intention behind this parable (8:9-10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-title-Title-Slide" presentation:presentation-page-layout-name="Master1-PPL1" draw:id="Slide-266">
        <draw:frame draw:id="id103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Illustrations related by Jesus (8:4-18):<text:s text:c="1"/></text:span><text:span text:style-name="a580" text:class-names=""/></text:p>
          </draw:text-box>
          <svg:title/>
          <svg:desc/>
        </draw:frame>
        <draw:frame draw:id="id104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The parable of the sower, seed, and soil (8:4-15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EVENTS PRECEDING THE CALMING OF THE STORM (8:1-21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Illustrations related by Jesus (8:4-1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arable of the elevated lampstand (8:16-18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parable of the elevated lampstand (8:16-18)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Its light reveals all things in the house (8:16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Someday God's light will reveal all things in our heart (8:17-18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4" draw:style-name="a618" draw:master-page-name="Master1-Layout12-tx-Title-and-Text" presentation:presentation-page-layout-name="Master1-PPL12" draw:id="Slide-269">
        <draw:frame draw:id="id109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EVENTS PRECEDING THE CALMING OF THE STORM (8:1-21)<text:s text:c="1"/></text:span><text:span text:style-name="a620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Illustrations related by Jesus (8:4-1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parable of the elevated lampstand (8:16-1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Individuals related to Jesus (8:1-3, 19-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Individuals related to Jesus (8:1-3, 19-21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His physical, earthly kin (8:19-2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spiritual, eternal kin (8:1-3, 2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EVENTS PRECEDING THE CALMING OF THE STORM (8:1-21)<text:s text:c="1"/></text:span><text:span text:style-name="a653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Illustrations related by Jesus (8:4-1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arable of the elevated lampstand (8:16-18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Individuals related to Jesus (8:1-3, 19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7" draw:style-name="a669" draw:master-page-name="Master1-Layout12-tx-Title-and-Text" presentation:presentation-page-layout-name="Master1-PPL12" draw:id="Slide-272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LUKE 8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EVENTS PRECEDING THE CALMING OF THE STORM (8:1-21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EVENTS DURING THE CALMING OF THE STORM (8:22-2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EVENTS DURING THE CALMING OF THE STORM (8:22-25)<text:s text:c="1"/></text:span><text:span text:style-name="a686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risis (8:22-2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ry (8:24a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ommand (8:24b-2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9" draw:style-name="a702" draw:master-page-name="Master1-Layout12-tx-Title-and-Text" presentation:presentation-page-layout-name="Master1-PPL12" draw:id="Slide-274">
        <draw:frame draw:id="id119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command (8:24b-25):<text:s text:c="1"/></text:span><text:span text:style-name="a704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His rebuke (8:24b-25a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response (8:25b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EVENTS DURING THE CALMING OF THE STORM (8:22-25)<text:s text:c="1"/></text:span><text:span text:style-name="a719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crisis (8:22-23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ry (8:24a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ommand (8:24b-25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LUKE 8</text:span><text:span text:style-name="a737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EVENTS PRECEDING THE CALMING OF THE STORM (8:1-2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EVENTS DURING THE CALMING OF THE STORM (8:22-25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EVENTS FOLLOWING THE CALMING OF THE STORM (8:26-56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2" draw:style-name="a753" draw:master-page-name="Master1-Layout1-title-Title-Slide" presentation:presentation-page-layout-name="Master1-PPL1" draw:id="Slide-277">
        <draw:frame draw:id="id125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EVENTS FOLLOWING THE CALMING OF THE STORM (8:26-56):<text:s text:c="1"/></text:span><text:span text:style-name="a755" text:class-names=""/></text:p>
          </draw:text-box>
          <svg:title/>
          <svg:desc/>
        </draw:frame>
        <draw:frame draw:id="id126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He releases a demon-possessed man (8:26-39).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23" draw:style-name="a763" draw:master-page-name="Master1-Layout1-title-Title-Slide" presentation:presentation-page-layout-name="Master1-PPL1" draw:id="Slide-278">
        <draw:frame draw:id="id127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4" text:class-names=""><text:s text:c="1"/>He releases a demon-possessed man (8:26-39).<text:s text:c="1"/></text:span><text:span text:style-name="a765" text:class-names=""/></text:p>
          </draw:text-box>
          <svg:title/>
          <svg:desc/>
        </draw:frame>
        <draw:frame draw:id="id128" presentation:style-name="a772" draw:name="Subtitle 2" svg:x="1.38in" svg:y="5.25in" svg:width="10.3in" svg:height="1.85in" presentation:class="subtitle" presentation:placeholder="false">
          <draw:text-box>
            <text:p text:style-name="a769" text:class-names="" text:cond-style-name=""><text:span text:style-name="a768" text:class-names=""><text:s text:c="1"/>The Gadarene maniac, controlled by demons (8:26-28, 29b-33)<text:s text:c="1"/></text:span></text:p>
            <text:p text:style-name="a771" text:class-names="" text:cond-style-name=""><text:span text:style-name="a770" text:class-names=""/></text:p>
          </draw:text-box>
          <svg:title/>
          <svg:desc/>
        </draw:frame>
      </draw:page>
      <draw:page draw:name="Slide24" draw:style-name="a773" draw:master-page-name="Master1-Layout1-title-Title-Slide" presentation:presentation-page-layout-name="Master1-PPL1" draw:id="Slide-279">
        <draw:frame draw:id="id129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Gadarene maniac, controlled by demons (8:26-28, 29b-33)<text:s text:c="1"/></text:span><text:span text:style-name="a775" text:class-names=""/></text:p>
          </draw:text-box>
          <svg:title/>
          <svg:desc/>
        </draw:frame>
        <draw:frame draw:id="id130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What they did to the maniac (8:27, 29b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5" draw:style-name="a783" draw:master-page-name="Master1-Layout12-tx-Title-and-Text" presentation:presentation-page-layout-name="Master1-PPL12" draw:id="Slide-280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What they did to the maniac (8:27, 29b)<text:s text:c="1"/></text:span><text:span text:style-name="a785" text:class-names=""/></text:p>
          </draw:text-box>
          <svg:title/>
          <svg:desc/>
        </draw:frame>
        <draw:frame draw:id="id132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He is living naked among the tombs (8:27).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He is violent and cannot be chained (8:29b).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6" draw:style-name="a798" draw:master-page-name="Master1-Layout12-tx-Title-and-Text" presentation:presentation-page-layout-name="Master1-PPL12" draw:id="Slide-281">
        <draw:frame draw:id="id133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Gadarene maniac, controlled by demons (8:26-28, 29b-33)<text:s text:c="1"/></text:span><text:span text:style-name="a800" text:class-names=""/></text:p>
          </draw:text-box>
          <svg:title/>
          <svg:desc/>
        </draw:frame>
        <draw:frame draw:id="id134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What they did to the maniac (8:27, 29b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What the demons now desire from the Messiah (8:28, 30-33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7" draw:style-name="a813" draw:master-page-name="Master1-Layout12-tx-Title-and-Text" presentation:presentation-page-layout-name="Master1-PPL12" draw:id="Slide-282">
        <draw:frame draw:id="id135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What the demons now desire from the Messiah (8:28, 30-33)<text:s text:c="1"/></text:span><text:span text:style-name="a815" text:class-names=""/></text:p>
          </draw:text-box>
          <svg:title/>
          <svg:desc/>
        </draw:frame>
        <draw:frame draw:id="id136" presentation:style-name="a830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ir perception (8:28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ir panic (8:30-31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ir plea (8:32-33):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8" draw:style-name="a831" draw:master-page-name="Master1-Layout12-tx-Title-and-Text" presentation:presentation-page-layout-name="Master1-PPL12" draw:id="Slide-283">
        <draw:frame draw:id="id13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Gadarene maniac, controlled by demons (8:26-28, 29b-33)<text:s text:c="1"/></text:span><text:span text:style-name="a833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What they did to the maniac (8:27, 29b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What the demons now desire from the Messiah (8:28, 30-3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9" draw:style-name="a846" draw:master-page-name="Master1-Layout12-tx-Title-and-Text" presentation:presentation-page-layout-name="Master1-PPL12" draw:id="Slide-284">
        <draw:frame draw:id="id139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He releases a demon-possessed man (8:26-39).<text:s text:c="1"/></text:span><text:span text:style-name="a848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Gadarene maniac, controlled by demons (8:26-28, 29b-33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Galilean Messiah, controller of demons (8:29a, 34-39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0" draw:style-name="a861" draw:master-page-name="Master1-Layout12-tx-Title-and-Text" presentation:presentation-page-layout-name="Master1-PPL12" draw:id="Slide-285">
        <draw:frame draw:id="id141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Galilean Messiah, controller of demons (8:29a, 34-39)<text:s text:c="1"/></text:span><text:span text:style-name="a863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cleansing of the maniac (8:29a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lothing of the maniac (8:34-3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mmissioning of the maniac (8:38-39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1" draw:style-name="a879" draw:master-page-name="Master1-Layout12-tx-Title-and-Text" presentation:presentation-page-layout-name="Master1-PPL12" draw:id="Slide-286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He releases a demon-possessed man (8:26-39).<text:s text:c="1"/></text:span><text:span text:style-name="a881" text:class-names=""/></text:p>
          </draw:text-box>
          <svg:title/>
          <svg:desc/>
        </draw:frame>
        <draw:frame draw:id="id144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The Gadarene maniac, controlled by demons (8:26-28, 29b-3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Galilean Messiah, controller of demons (8:29a, 34-39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2" draw:style-name="a894" draw:master-page-name="Master1-Layout12-tx-Title-and-Text" presentation:presentation-page-layout-name="Master1-PPL12" draw:id="Slide-287">
        <draw:frame draw:id="id145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EVENTS FOLLOWING THE CALMING OF THE STORM (8:26-56):<text:s text:c="1"/></text:span><text:span text:style-name="a896" text:class-names=""/></text:p>
          </draw:text-box>
          <svg:title/>
          <svg:desc/>
        </draw:frame>
        <draw:frame draw:id="id146" presentation:style-name="a908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He releases a demon-possessed man (8:26-39).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He resurrects a dead girl (8:40-42, 49-56).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33" draw:style-name="a909" draw:master-page-name="Master1-Layout12-tx-Title-and-Text" presentation:presentation-page-layout-name="Master1-PPL12" draw:id="Slide-288">
        <draw:frame draw:id="id147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0" text:class-names=""><text:s text:c="1"/>He resurrects a dead girl (8:40-42, 49-56).<text:s text:c="1"/></text:span><text:span text:style-name="a911" text:class-names=""/></text:p>
          </draw:text-box>
          <svg:title/>
          <svg:desc/>
        </draw:frame>
        <draw:frame draw:id="id148" presentation:style-name="a932" draw:name="Tex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<text:s text:c="1"/>The request to Jesus (8:40-42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reassurance from Jesus (8:49-50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restriction of Jesus (8:51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e ridicule toward Jesus (8:52-53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e resurrection by Jesus (8:54-56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34" draw:style-name="a933" draw:master-page-name="Master1-Layout12-tx-Title-and-Text" presentation:presentation-page-layout-name="Master1-PPL12" draw:id="Slide-289">
        <draw:frame draw:id="id149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EVENTS FOLLOWING THE CALMING OF THE STORM (8:26-56):<text:s text:c="1"/></text:span><text:span text:style-name="a935" text:class-names=""/></text:p>
          </draw:text-box>
          <svg:title/>
          <svg:desc/>
        </draw:frame>
        <draw:frame draw:id="id150" presentation:style-name="a950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<text:s text:c="1"/>He releases a demon-possessed man (8:26-39).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He resurrects a dead girl (8:40-42, 49-56).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1"/>He restores a sick woman (8:43-48).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35" draw:style-name="a951" draw:master-page-name="Master1-Layout12-tx-Title-and-Text" presentation:presentation-page-layout-name="Master1-PPL12" draw:id="Slide-290">
        <draw:frame draw:id="id151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<text:s text:c="1"/>He restores a sick woman (8:43-48).<text:s text:c="1"/></text:span><text:span text:style-name="a953" text:class-names=""/></text:p>
          </draw:text-box>
          <svg:title/>
          <svg:desc/>
        </draw:frame>
        <draw:frame draw:id="id152" presentation:style-name="a968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Her disease (8:43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Her determination (8:44a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Her deliverance (8:44b-48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</draw:text-box>
          <svg:title/>
          <svg:desc/>
        </draw:frame>
      </draw:page>
      <draw:page draw:name="Slide36" draw:style-name="a969" draw:master-page-name="Master1-Layout12-tx-Title-and-Text" presentation:presentation-page-layout-name="Master1-PPL12" draw:id="Slide-291">
        <draw:frame draw:id="id153" presentation:style-name="a973" draw:name="Title 1" svg:x="1.38in" svg:y="0.4in" svg:width="10.6in" svg:height="1.44965in" presentation:class="title" presentation:placeholder="false">
          <draw:text-box>
            <text:p text:style-name="a972" text:class-names="" text:cond-style-name=""><text:span text:style-name="a970" text:class-names="">EVENTS FOLLOWING THE CALMING OF THE STORM (8:26-56):<text:s text:c="1"/></text:span><text:span text:style-name="a971" text:class-names=""/></text:p>
          </draw:text-box>
          <svg:title/>
          <svg:desc/>
        </draw:frame>
        <draw:frame draw:id="id154" presentation:style-name="a986" draw:name="Text Placeholder 2" svg:x="1.38in" svg:y="2in" svg:width="9.4in" svg:height="4.7586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<text:s text:c="1"/>He releases a demon-possessed man (8:26-39).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He resurrects a dead girl (8:40-42, 49-56).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He restores a sick woman (8:43-48)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37" draw:style-name="a987" draw:master-page-name="Master1-Layout12-tx-Title-and-Text" presentation:presentation-page-layout-name="Master1-PPL12" draw:id="Slide-292">
        <draw:frame draw:id="id155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LUKE 8</text:span><text:span text:style-name="a989" text:class-names=""/></text:p>
          </draw:text-box>
          <svg:title/>
          <svg:desc/>
        </draw:frame>
        <draw:frame draw:id="id156" presentation:style-name="a1004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EVENTS PRECEDING THE CALMING OF THE STORM (8:1-21)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EVENTS DURING THE CALMING OF THE STORM (8:22-25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FOLLOWING THE CALMING OF THE STORM (8:26-56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8</dc:title>
    <meta:initial-creator>David STRICKLAND</meta:initial-creator>
    <dc:creator>David STRICKLAND</dc:creator>
    <meta:creation-date>2020-02-22T19:29:40Z</meta:creation-date>
    <dc:date>2020-02-22T19:29:41Z</dc:date>
    <meta:template xlink:href="BibleStudy" xlink:type="simple"/>
    <meta:editing-cycles>1</meta:editing-cycles>
    <meta:editing-duration>PT0S</meta:editing-duration>
    <meta:document-statistic meta:paragraph-count="123" meta:word-count="1139"/>
  </office:meta>
</office:document-meta>
</file>